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8cm" table:align="left" fo:background-color="transparent" style:may-break-between-rows="true" style:writing-mode="lr-tb">
        <style:background-image/>
      </style:table-properties>
    </style:style>
    <style:style style:name="Table1.A" style:family="table-column">
      <style:table-column-properties style:column-width="10.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#fff5ce" fo:padding="0cm" fo:border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cm" fo:border="none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 style:writing-mode="lr-tb"/>
      <style:text-properties officeooo:paragraph-rsid="001c80cb"/>
    </style:style>
    <style:style style:name="P4" style:family="paragraph" style:parent-style-name="Table_20_Contents">
      <style:paragraph-properties fo:text-align="start" style:justify-single-word="false" style:writing-mode="lr-tb"/>
      <style:text-properties officeooo:paragraph-rsid="001fdca5"/>
    </style:style>
    <style:style style:name="P5" style:family="paragraph" style:parent-style-name="Table_20_Contents">
      <style:paragraph-properties fo:text-align="start" style:justify-single-word="false" style:writing-mode="lr-tb"/>
      <style:text-properties officeooo:paragraph-rsid="00234ca2"/>
    </style:style>
    <style:style style:name="P6" style:family="paragraph" style:parent-style-name="Table_20_Contents">
      <style:paragraph-properties fo:text-align="start" style:justify-single-word="false" style:writing-mode="lr-tb"/>
      <style:text-properties officeooo:rsid="001fdca5" officeooo:paragraph-rsid="001fdca5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able_20_Contents" style:master-page-name="Standard">
      <style:paragraph-properties fo:text-align="start" style:justify-single-word="false" style:page-number="auto" style:writing-mode="lr-tb"/>
      <style:text-properties officeooo:rsid="001de5a5" officeooo:paragraph-rsid="001fdca5"/>
    </style:style>
    <style:style style:name="P9" style:family="paragraph" style:parent-style-name="Table_20_Contents">
      <style:paragraph-properties fo:text-align="start" style:justify-single-word="false" style:writing-mode="lr-tb"/>
    </style:style>
    <style:style style:name="P10" style:family="paragraph" style:parent-style-name="Table_20_Contents">
      <style:paragraph-properties fo:text-align="start" style:justify-single-word="false" style:writing-mode="lr-tb"/>
      <style:text-properties officeooo:paragraph-rsid="0024747d"/>
    </style:style>
    <style:style style:name="P11" style:family="paragraph" style:parent-style-name="Table_20_Contents">
      <style:paragraph-properties fo:text-align="start" style:justify-single-word="false" style:writing-mode="lr-tb"/>
      <style:text-properties officeooo:rsid="00286a23" officeooo:paragraph-rsid="00286a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hould oversized rows start a new page?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Header row – to complicate the example</text:p>
          </table:table-cell>
        </table:table-row>
        <table:table-row table:style-name="Table1.3">
          <table:table-cell table:style-name="Table1.A2" office:value-type="string">
            <text:p text:style-name="P5">This excessively tall row is not allowed to split. Is that reasonable in this case?</text:p>
            <text:p text:style-name="P5">This excessively tall row is not allowed to split. Is that reasonable in this case?</text:p>
            <text:p text:style-name="P5">This excessively tall row is not allowed to split. Is that reasonable in this case?</text:p>
            <text:p text:style-name="P5">This excessively tall row is not allowed to split. Is that reasonable in this case?</text:p>
            <text:p text:style-name="P5">This excessively tall row is not allowed to split. Is that reasonable in this case?</text:p>
            <text:p text:style-name="P2">This excessively tall row is not allowed to split. Is that <text:soft-page-break/>reasonable in this case?</text:p>
            <text:p text:style-name="P2">This excessively tall row is not allowed to split. Is that reasonable in this case?</text:p>
            <text:p text:style-name="P10">This excessively tall row is not allowed to split. Is that reasonable in this case?</text:p>
            <text:p text:style-name="P10">This excessively tall row is not allowed to split. Is that reasonable in this case?</text:p>
            <text:p text:style-name="P10">This excessively tall row is not allowed to split. Is that reasonable in this case?</text:p>
            <text:p text:style-name="P10">This excessively tall row is not allowed to split. Is that reasonable in this case?</text:p>
            <text:p text:style-name="P10"><text:soft-page-break/>This excessively tall row is not allowed to split. Is that reasonable in this case?</text:p>
            <text:p text:style-name="P10">This excessively tall row is not allowed to split. Is that reasonable in this case?</text:p>
            <text:p text:style-name="P2">This excessively tall row is not allowed to split. Is that reasonable in this case?</text:p>
            <text:p text:style-name="P2">This excessively tall row is not allowed to split. Is that reasonable in this case?</text:p>
            <text:p text:style-name="P2">This excessively tall row is not allowed to split. Is that reasonable in this case?</text:p>
            <text:p text:style-name="P3"><text:soft-page-break/>This excessively tall row is not allowed to split. Is that reasonable in this case?</text:p>
            <text:p text:style-name="P3">This excessively tall row is not allowed to split. Is that reasonable in this case?</text:p>
          </table:table-cell>
        </table:table-row>
        <table:table-row table:style-name="Table1.3">
          <table:table-cell table:style-name="Table1.A3" office:value-type="string">
            <text:p text:style-name="P11">Last row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font-face-decls>
    <style:font-face style:name="Times New Roman" svg:font-family="'Times New Roman'" style:font-family-generic="roman"/>
    <style:font-face style:name="DejaVu Sans1" svg:font-family="'DejaVu Sans'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ans" fo:font-family="'Liberation Sans'" style:font-style-name="Regular" style:font-family-generic="swiss" style:font-pitch="variable" fo:font-size="12pt" fo:language="zxx" fo:country="none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1" style:font-family-asian="'DejaVu Sans'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1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21:39:04.544831900</meta:creation-date>
    <dc:date>2020-03-06T19:35:32.657593779</dc:date>
    <meta:editing-cycles>12</meta:editing-cycles>
    <meta:editing-duration>PT23M32S</meta:editing-duration>
    <meta:print-date>1995-11-21T17:41:00</meta:print-date>
    <meta:generator>LibreOfficeDev/7.0.0.0.alpha0$Linux_X86_64 LibreOffice_project/ab1797cd6c78f3ad699ef1d8e8ff0967a90d11da</meta:generator>
    <meta:document-statistic meta:table-count="1" meta:image-count="0" meta:object-count="0" meta:page-count="5" meta:paragraph-count="22" meta:word-count="286" meta:character-count="1580" meta:non-whitespace-character-count="1315"/>
  </office:meta>
</office:document-meta>
</file>